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e3c" officeooo:paragraph-rsid="00040e3c"/>
    </style:style>
    <style:style style:name="P2" style:family="paragraph" style:parent-style-name="Standard">
      <style:text-properties fo:color="#009933"/>
    </style:style>
    <style:style style:name="P3" style:family="paragraph" style:parent-style-name="Standard">
      <style:text-properties fo:color="#c5000b" officeooo:rsid="00040e3c" officeooo:paragraph-rsid="00040e3c"/>
    </style:style>
    <style:style style:name="P4" style:family="paragraph" style:parent-style-name="Standard">
      <style:text-properties fo:color="#004586" officeooo:rsid="00040e3c" officeooo:paragraph-rsid="00040e3c"/>
    </style:style>
    <style:style style:name="P5" style:family="paragraph" style:parent-style-name="Standard">
      <style:text-properties fo:color="#314004" officeooo:rsid="00040e3c" officeooo:paragraph-rsid="00040e3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officeooo:rsid="00040e3c"/>
    </style:style>
    <style:style style:name="T2" style:family="text">
      <style:text-properties fo:color="#c5000b"/>
    </style:style>
    <style:style style:name="T3" style:family="text">
      <style:text-properties fo:color="#c5000b" officeooo:rsid="00040e3c"/>
    </style:style>
    <style:style style:name="T4" style:family="text">
      <style:text-properties fo:color="#ffd320" officeooo:rsid="00040e3c"/>
    </style:style>
    <style:style style:name="T5" style:family="text">
      <style:text-properties fo:color="#ffd320" officeooo:rsid="0005012d"/>
    </style:style>
    <style:style style:name="T6" style:family="text">
      <style:text-properties officeooo:rsid="0005012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420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579d1c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d32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c5000b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579d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9" draw:style-name="gr6" draw:text-style-name="P6" svg:x1="1.515cm" svg:y1="9.008cm" svg:x2="2.891cm" svg:y2="8.267cm"><text:p/></draw:line><draw:rect text:anchor-type="paragraph" draw:z-index="8" draw:style-name="gr5" draw:text-style-name="P6" svg:width="3.149cm" svg:height="3.123cm" svg:x="13.686cm" svg:y="0.885cm"><text:p/></draw:rect><draw:rect text:anchor-type="paragraph" draw:z-index="7" draw:style-name="gr5" draw:text-style-name="P6" svg:width="3.255cm" svg:height="3.149cm" svg:x="10.273cm" svg:y="0.859cm"><text:p/></draw:rect><draw:rect text:anchor-type="paragraph" draw:z-index="6" draw:style-name="gr4" draw:text-style-name="P6" svg:width="6.853cm" svg:height="3.123cm" svg:x="10.194cm" svg:y="4.484cm"><text:p/></draw:rect><draw:rect text:anchor-type="paragraph" draw:z-index="5" draw:style-name="gr4" draw:text-style-name="P7" svg:width="6.882cm" svg:height="3.52cm" svg:x="10.141cm" svg:y="0.7cm"><text:p/></draw:rect><draw:rect text:anchor-type="paragraph" draw:z-index="4" draw:style-name="gr3" draw:text-style-name="P6" svg:width="7.356cm" svg:height="7.25cm" svg:x="9.876cm" svg:y="0.542cm"><text:p/></draw:rect><draw:rect text:anchor-type="paragraph" draw:z-index="3" draw:style-name="gr3" draw:text-style-name="P6" svg:width="4.605cm" svg:height="7.277cm" svg:x="5.14cm" svg:y="0.515cm"><text:p/></draw:rect><draw:rect text:anchor-type="paragraph" draw:z-index="2" draw:style-name="gr3" draw:text-style-name="P6" svg:width="4.684cm" svg:height="7.303cm" svg:x="0.219cm" svg:y="0.515cm"><text:p/></draw:rect><draw:rect text:anchor-type="paragraph" draw:z-index="1" draw:style-name="gr2" draw:text-style-name="P6" svg:width="17.463cm" svg:height="7.674cm" svg:x="-0.019cm" svg:y="0.356cm"><text:p/></draw:rect><draw:rect text:anchor-type="paragraph" draw:z-index="0" draw:style-name="gr1" draw:text-style-name="P6" svg:width="18.125cm" svg:height="8.203cm" svg:x="-0.258cm" svg:y="0.065cm"><text:p/></draw:rect></text:p>
      <text:p text:style-name="Standard"/>
      <text:p text:style-name="Standard"/>
      <text:p text:style-name="Standard"/>
      <text:p text:style-name="Standard"><text:tab/><text:tab/><text:tab/><text:tab/><text:tab/><text:tab/><text:tab/><text:tab/> <text:s text:c="3"/><text:span text:style-name="T2"><text:s/></text:span><text:span text:style-name="T3">simu_controle3<text:tab/> <text:s/>box_controle</text:span></text:p>
      <text:p text:style-name="Standard"/>
      <text:p text:style-name="Standard"/>
      <text:p text:style-name="Standard"/>
      <text:p text:style-name="Standard"><draw:line text:anchor-type="paragraph" draw:z-index="12" draw:style-name="gr9" draw:text-style-name="P6" svg:x1="16.278cm" svg:y1="0.325cm" svg:x2="14.982cm" svg:y2="5.67cm"><text:p/></draw:line></text:p>
      <text:p text:style-name="P2"><text:tab/><text:span text:style-name="T1">simu_controle1<text:tab/><text:tab/>simu_controle2</text:span></text:p>
      <text:p text:style-name="Standard"/>
      <text:p text:style-name="Standard"/>
      <text:p text:style-name="Standard"><text:tab/><text:tab/><text:tab/><text:tab/><text:tab/><text:tab/><text:tab/><text:tab/><text:tab/><text:tab/><text:span text:style-name="T4">box_signature</text:span></text:p>
      <text:p text:style-name="Standard"/>
      <text:p text:style-name="Standard"/>
      <text:p text:style-name="Standard"/>
      <text:p text:style-name="Standard"><draw:line text:anchor-type="paragraph" draw:z-index="10" draw:style-name="gr7" draw:text-style-name="P6" svg:x1="5.908cm" svg:y1="0.24cm" svg:x2="1.833cm" svg:y2="2.806cm"><text:p/></draw:line><draw:line text:anchor-type="paragraph" draw:z-index="11" draw:style-name="gr8" draw:text-style-name="P6" svg:x1="11.199cm" svg:y1="0.002cm" svg:x2="2.706cm" svg:y2="4.606cm"><text:p/></draw:line></text:p>
      <text:p text:style-name="Standard"/>
      <text:p text:style-name="Standard"/>
      <text:p text:style-name="P4">group_box</text:p>
      <text:p text:style-name="P1"><text:tab/><text:tab/><text:tab/><text:tab/><text:tab/><text:tab/><text:tab/><text:tab/><text:tab/><text:tab/><text:span text:style-name="T5">box_layout_controle</text:span></text:p>
      <text:p text:style-name="P1"/>
      <text:p text:style-name="P3">box_layout</text:p>
      <text:p text:style-name="P1"/>
      <text:p text:style-name="P1"/>
      <text:p text:style-name="P1"/>
      <text:p text:style-name="P5">box_layout_controle_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7-05-01T22:55:21.965407786</meta:creation-date>
    <dc:date>2017-05-01T23:15:29.793376895</dc:date>
    <dc:creator>Jeremy </dc:creator>
    <meta:editing-duration>PT4M57S</meta:editing-duration>
    <meta:editing-cycles>1</meta:editing-cycles>
    <meta:document-statistic meta:table-count="0" meta:image-count="0" meta:object-count="0" meta:page-count="1" meta:paragraph-count="7" meta:word-count="9" meta:character-count="173" meta:non-whitespace-character-count="134"/>
    <meta:generator>LibreOffice/4.2.8.2$Linux_X86_64 LibreOffice_project/420m0$Build-2</meta:generator>
  </office:meta>
</office:document-meta>
</file>